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38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xml:id="id1" draw:id="id1" draw:layer="layout" svg:width="6.252cm" svg:height="0.962cm" svg:x="6.478cm" svg:y="0.545cm">
          <draw:text-box>
            <text:p text:style-name="P1">Lepton Selection</text:p>
          </draw:text-box>
        </draw:frame>
        <draw:frame draw:style-name="gr1" draw:text-style-name="P1" xml:id="id3" draw:id="id3" draw:layer="layout" svg:width="6.252cm" svg:height="0.962cm" svg:x="15.368cm" svg:y="0.545cm">
          <draw:text-box>
            <text:p text:style-name="P1">Jet Selection</text:p>
          </draw:text-box>
        </draw:frame>
        <draw:frame draw:style-name="gr1" draw:text-style-name="P1" xml:id="id2" draw:id="id2" draw:layer="layout" svg:width="6.252cm" svg:height="0.962cm" svg:x="6.478cm" svg:y="1.815cm">
          <draw:text-box>
            <text:p text:style-name="P1">Leptonic Z</text:p>
          </draw:text-box>
        </draw:frame>
        <draw:frame draw:style-name="gr1" draw:text-style-name="P1" xml:id="id4" draw:id="id4" draw:layer="layout" svg:width="6.252cm" svg:height="0.962cm" svg:x="15.368cm" svg:y="1.815cm">
          <draw:text-box>
            <text:p text:style-name="P1">Hadronic Z</text:p>
          </draw:text-box>
        </draw:frame>
        <draw:frame draw:style-name="gr1" draw:text-style-name="P1" xml:id="id5" draw:id="id5" draw:layer="layout" svg:width="6.252cm" svg:height="0.962cm" svg:x="15.368cm" svg:y="3.085cm">
          <draw:text-box>
            <text:p text:style-name="P1">Kinematic Fit</text:p>
          </draw:text-box>
        </draw:frame>
        <draw:frame draw:style-name="gr1" draw:text-style-name="P1" xml:id="id6" draw:id="id6" draw:layer="layout" svg:width="6.252cm" svg:height="0.962cm" svg:x="10.923cm" svg:y="5.625cm">
          <draw:text-box>
            <text:p text:style-name="P1">Higgs Candidates</text:p>
          </draw:text-box>
        </draw:frame>
        <draw:frame draw:style-name="gr1" draw:text-style-name="P1" xml:id="id7" draw:id="id7" draw:layer="layout" svg:width="6.252cm" svg:height="0.962cm" svg:x="10.923cm" svg:y="7.203cm">
          <draw:text-box>
            <text:p text:style-name="P1">Split by b-tag</text:p>
          </draw:text-box>
        </draw:frame>
        <draw:frame draw:style-name="gr1" draw:text-style-name="P1" xml:id="id9" draw:id="id9" draw:layer="layout" svg:width="6.252cm" svg:height="0.962cm" svg:x="3.84cm" svg:y="9.108cm">
          <draw:text-box>
            <text:p text:style-name="P1">0 btag</text:p>
          </draw:text-box>
        </draw:frame>
        <draw:frame draw:style-name="gr2" draw:text-style-name="P1" xml:id="id8" draw:id="id8" draw:layer="layout" svg:width="6.252cm" svg:height="0.962cm" svg:x="10.923cm" svg:y="9.108cm">
          <draw:text-box>
            <text:p text:style-name="P1">1 btag</text:p>
          </draw:text-box>
        </draw:frame>
        <draw:frame draw:style-name="gr1" draw:text-style-name="P1" xml:id="id10" draw:id="id10" draw:layer="layout" svg:width="6.252cm" svg:height="0.962cm" svg:x="17.908cm" svg:y="9.108cm">
          <draw:text-box>
            <text:p text:style-name="P1">2 btag</text:p>
          </draw:text-box>
        </draw:frame>
        <draw:frame draw:style-name="gr1" draw:text-style-name="P1" xml:id="id11" draw:id="id11" draw:layer="layout" svg:width="6.252cm" svg:height="0.962cm" svg:x="3.84cm" svg:y="10.378cm">
          <draw:text-box>
            <text:p text:style-name="P1">Angular Discr.</text:p>
          </draw:text-box>
        </draw:frame>
        <draw:frame draw:style-name="gr1" draw:text-style-name="P1" xml:id="id15" draw:id="id15" draw:layer="layout" svg:width="6.252cm" svg:height="0.962cm" svg:x="17.908cm" svg:y="10.378cm">
          <draw:text-box>
            <text:p text:style-name="P1">Angular Discr.</text:p>
          </draw:text-box>
        </draw:frame>
        <draw:frame draw:style-name="gr1" draw:text-style-name="P1" xml:id="id13" draw:id="id13" draw:layer="layout" svg:width="6.252cm" svg:height="0.962cm" svg:x="10.923cm" svg:y="10.378cm">
          <draw:text-box>
            <text:p text:style-name="P1">Angular Discr.</text:p>
          </draw:text-box>
        </draw:frame>
        <draw:frame draw:style-name="gr1" draw:text-style-name="P1" xml:id="id12" draw:id="id12" draw:layer="layout" svg:width="6.252cm" svg:height="0.962cm" svg:x="10.923cm" svg:y="14.188cm">
          <draw:text-box>
            <text:p text:style-name="P1">Select Best Cand.</text:p>
          </draw:text-box>
        </draw:frame>
        <draw:connector draw:style-name="gr3" draw:text-style-name="P1" draw:layer="layout" svg:x1="9.604cm" svg:y1="1.507cm" svg:x2="9.604cm" svg:y2="1.815cm" draw:start-shape="id1" draw:start-glue-point="2" draw:end-shape="id2" draw:end-glue-point="0" svg:d="m9604 1507v308">
          <text:p/>
        </draw:connector>
        <draw:connector draw:style-name="gr3" draw:text-style-name="P1" draw:layer="layout" svg:x1="18.494cm" svg:y1="1.507cm" svg:x2="18.494cm" svg:y2="1.815cm" draw:start-shape="id3" draw:start-glue-point="2" draw:end-shape="id4" draw:end-glue-point="0" svg:d="m18494 1507v308">
          <text:p/>
        </draw:connector>
        <draw:connector draw:style-name="gr3" draw:text-style-name="P1" draw:layer="layout" svg:x1="18.494cm" svg:y1="2.777cm" svg:x2="18.494cm" svg:y2="3.085cm" draw:start-shape="id4" draw:start-glue-point="2" draw:end-shape="id5" draw:end-glue-point="0" svg:d="m18494 2777v308">
          <text:p/>
        </draw:connector>
        <draw:connector draw:style-name="gr3" draw:text-style-name="P1" draw:layer="layout" svg:x1="9.604cm" svg:y1="2.777cm" svg:x2="10.923cm" svg:y2="6.106cm" draw:start-shape="id2" draw:start-glue-point="2" draw:end-shape="id6" draw:end-glue-point="3" svg:d="m9604 2777v3329h1319">
          <text:p/>
        </draw:connector>
        <draw:connector draw:style-name="gr3" draw:text-style-name="P1" draw:layer="layout" svg:x1="18.494cm" svg:y1="4.047cm" svg:x2="17.175cm" svg:y2="6.106cm" draw:start-shape="id5" draw:start-glue-point="2" draw:end-shape="id6" draw:end-glue-point="1" svg:d="m18494 4047v2059h-1319">
          <text:p/>
        </draw:connector>
        <draw:connector draw:style-name="gr3" draw:text-style-name="P1" draw:layer="layout" svg:x1="14.049cm" svg:y1="6.587cm" svg:x2="14.049cm" svg:y2="7.203cm" draw:start-shape="id6" draw:start-glue-point="2" draw:end-shape="id7" draw:end-glue-point="0" svg:d="m14049 6587v616">
          <text:p/>
        </draw:connector>
        <draw:connector draw:style-name="gr3" draw:text-style-name="P1" draw:layer="layout" svg:x1="14.049cm" svg:y1="8.165cm" svg:x2="14.049cm" svg:y2="9.108cm" draw:start-shape="id7" draw:start-glue-point="2" draw:end-shape="id8" draw:end-glue-point="0" svg:d="m14049 8165v943">
          <text:p/>
        </draw:connector>
        <draw:connector draw:style-name="gr3" draw:text-style-name="P1" draw:layer="layout" svg:x1="10.923cm" svg:y1="7.684cm" svg:x2="6.966cm" svg:y2="9.108cm" draw:start-shape="id7" draw:start-glue-point="3" draw:end-shape="id9" svg:d="m10923 7684h-3957v1424">
          <text:p/>
        </draw:connector>
        <draw:connector draw:style-name="gr3" draw:text-style-name="P1" draw:layer="layout" svg:x1="17.175cm" svg:y1="7.684cm" svg:x2="21.034cm" svg:y2="9.108cm" draw:start-shape="id7" draw:start-glue-point="1" draw:end-shape="id10" draw:end-glue-point="0" svg:d="m17175 7684h3859v1424">
          <text:p/>
        </draw:connector>
        <draw:connector draw:style-name="gr3" draw:text-style-name="P1" draw:layer="layout" svg:x1="6.966cm" svg:y1="10.07cm" svg:x2="6.966cm" svg:y2="10.378cm" draw:start-shape="id9" draw:start-glue-point="2" draw:end-shape="id11" draw:end-glue-point="0" svg:d="m6966 10070v308">
          <text:p/>
        </draw:connector>
        <draw:connector draw:style-name="gr3" draw:text-style-name="P1" draw:layer="layout" svg:x1="6.966cm" svg:y1="11.34cm" svg:x2="10.923cm" svg:y2="14.669cm" draw:start-shape="id11" draw:start-glue-point="2" draw:end-shape="id12" draw:end-glue-point="3" svg:d="m6966 11340v3329h3957">
          <text:p/>
        </draw:connector>
        <draw:connector draw:style-name="gr3" draw:text-style-name="P1" draw:layer="layout" svg:x1="14.049cm" svg:y1="11.34cm" svg:x2="14.049cm" svg:y2="14.188cm" draw:start-shape="id13" draw:start-glue-point="2" draw:end-shape="id12" svg:d="m14049 11340v2848">
          <text:p/>
        </draw:connector>
        <draw:connector draw:style-name="gr3" draw:text-style-name="P1" draw:layer="layout" svg:x1="21.034cm" svg:y1="12.61cm" svg:x2="17.175cm" svg:y2="14.669cm" draw:start-shape="id14" draw:start-glue-point="2" draw:end-shape="id12" draw:end-glue-point="1" svg:d="m21034 12610v2059h-3859">
          <text:p/>
        </draw:connector>
        <draw:frame draw:style-name="gr1" draw:text-style-name="P1" xml:id="id14" draw:id="id14" draw:layer="layout" svg:width="6.252cm" svg:height="0.962cm" svg:x="17.908cm" svg:y="11.648cm">
          <draw:text-box>
            <text:p text:style-name="P1">MET sig.</text:p>
          </draw:text-box>
        </draw:frame>
        <draw:connector draw:style-name="gr3" draw:text-style-name="P1" draw:layer="layout" svg:x1="21.034cm" svg:y1="11.34cm" svg:x2="21.034cm" svg:y2="11.648cm" draw:start-shape="id15" draw:start-glue-point="2" draw:end-shape="id14" draw:end-glue-point="0" svg:d="m21034 11340v308">
          <text:p/>
        </draw:connecto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8-10T11:30:22</meta:creation-date>
    <meta:editing-duration>PT13H56M50S</meta:editing-duration>
    <meta:editing-cycles>23</meta:editing-cycles>
    <dc:date>2012-09-27T15:43:24</dc:date>
    <meta:generator>LibreOffice/3.5$Linux_X86_64 LibreOffice_project/350m1$Build-2</meta:generator>
    <dc:creator>Matthew Kress</dc:creator>
    <meta:document-statistic meta:object-count="52"/>
  </office:meta>
</office:document-meta>
</file>